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74c" officeooo:paragraph-rsid="00030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Müdigkeitserkennu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3:52:52.290163075</meta:creation-date>
    <dc:date>2016-01-25T13:53:28.03776757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31" meta:non-whitespace-character-count="29"/>
    <meta:generator>LibreOffice/4.2.8.2$Linux_X86_64 LibreOffice_project/420m0$Build-2</meta:generator>
  </office:meta>
</office:document-meta>
</file>